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gr6" style:family="graphic" style:parent-style-name="standard">
      <style:graphic-properties draw:stroke="none" svg:stroke-color="#000000" draw:fill="none" draw:fill-color="#ffffff" fo:min-height="0.4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7cm" svg:height="5.4cm" svg:x="4.7cm" svg:y="6.788cm">
          <text:p text:style-name="P1">Ma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55cm" svg:y1="2.25cm" svg:x2="7.55cm" svg:y2="6.788cm" draw:start-shape="id1" draw:start-glue-point="2" draw:end-shape="id2" svg:d="m7550 2250v4538">
          <text:p/>
        </draw:connector>
        <draw:frame draw:style-name="gr3" xml:id="id1" draw:id="id1" draw:layer="layout" svg:width="4.3cm" svg:height="1.05cm" svg:x="5.4cm" svg:y="1.2cm">
          <draw:text-box>
            <text:p>[MIDlet Start]</text:p>
          </draw:text-box>
        </draw:frame>
        <draw:connector draw:style-name="gr2" draw:text-style-name="P1" draw:layer="layout" draw:type="line" svg:x1="7.55cm" svg:y1="12.188cm" svg:x2="3.25cm" svg:y2="14.2cm" draw:start-shape="id2" draw:start-glue-point="2" draw:end-shape="id3" draw:end-glue-point="0" svg:d="m7550 12188-4300 2012">
          <text:p/>
        </draw:connector>
        <draw:frame draw:style-name="gr4" xml:id="id3" draw:id="id3" draw:layer="layout" svg:width="4.3cm" svg:height="1.3cm" svg:x="1.1cm" svg:y="14.2cm">
          <draw:text-box>
            <text:p>[MIDlet Exit]</text:p>
          </draw:text-box>
        </draw:frame>
        <draw:connector draw:style-name="gr2" draw:text-style-name="P1" draw:layer="layout" draw:type="curve" draw:line-skew="-1.083cm -0.844cm" svg:x1="4.7cm" svg:y1="9.488cm" svg:x2="7.55cm" svg:y2="6.788cm" draw:start-shape="id2" draw:start-glue-point="3" draw:end-shape="id2" svg:d="m4700 9488c-2376 0-1980-2023-674-3202s3524-1515 3524 502">
          <text:p/>
        </draw:connector>
        <draw:frame draw:style-name="gr5" draw:text-style-name="P2" draw:layer="layout" svg:width="3.3cm" svg:height="1.45cm" svg:x="1cm" svg:y="5cm">
          <draw:text-box>
            <text:p><text:span text:style-name="T1">Zoom/Move control keys</text:span></text:p>
          </draw:text-box>
        </draw:frame>
        <draw:frame draw:style-name="gr6" draw:text-style-name="P2" draw:layer="layout" svg:width="2cm" svg:height="0.806cm" svg:x="3.5cm" svg:y="12.594cm">
          <draw:text-box>
            <text:p><text:span text:style-name="T1">„</text:span><text:span text:style-name="T1">Exit“</text:span></text:p>
          </draw:text-box>
        </draw:frame>
        <draw:custom-shape draw:style-name="gr1" draw:text-style-name="P1" xml:id="id4" draw:id="id4" draw:layer="layout" svg:width="4.2cm" svg:height="2.3cm" svg:x="14.528cm" svg:y="2.622cm">
          <text:p text:style-name="P1">About 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2cm" svg:height="2.3cm" svg:x="14.5cm" svg:y="7.3cm">
          <text:p text:style-name="P1">Help 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2cm" svg:height="2.3cm" svg:x="14.5cm" svg:y="10.4cm">
          <text:p text:style-name="P1">Debug 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7.55cm" svg:y1="6.788cm" svg:x2="14.528cm" svg:y2="3.772cm" draw:start-shape="id2" draw:start-glue-point="0" draw:end-shape="id4" draw:end-glue-point="3" svg:d="m7550 6788c0-2011 2326-3016 6978-3016">
          <text:p/>
        </draw:connector>
        <draw:frame draw:style-name="gr7" draw:text-style-name="P2" draw:layer="layout" svg:width="2.2cm" svg:height="1.15cm" svg:x="9.8cm" svg:y="3.3cm">
          <draw:text-box>
            <text:p><text:span text:style-name="T1">„</text:span><text:span text:style-name="T1">About“</text:span></text:p>
          </draw:text-box>
        </draw:frame>
        <draw:connector draw:style-name="gr2" draw:text-style-name="P1" draw:layer="layout" draw:type="curve" draw:line-skew="0.344cm" svg:x1="16.628cm" svg:y1="4.922cm" svg:x2="7.55cm" svg:y2="6.788cm" draw:start-shape="id4" draw:start-glue-point="2" draw:end-shape="id2" svg:d="m16628 4922c0 1917-9078 984-9078 1866">
          <text:p/>
        </draw:connector>
        <draw:frame draw:style-name="gr3" draw:text-style-name="P2" draw:layer="layout" svg:width="2.1cm" svg:height="1.05cm" svg:x="12cm" svg:y="5.5cm">
          <draw:text-box>
            <text:p><text:span text:style-name="T1">„</text:span><text:span text:style-name="T1">Back“</text:span></text:p>
          </draw:text-box>
        </draw:frame>
        <draw:frame draw:style-name="gr7" draw:text-style-name="P2" draw:layer="layout" svg:width="2.1cm" svg:height="1.15cm" svg:x="11.6cm" svg:y="7.2cm">
          <draw:text-box>
            <text:p><text:span text:style-name="T1">„</text:span><text:span text:style-name="T1">Help“</text:span></text:p>
          </draw:text-box>
        </draw:frame>
        <draw:frame draw:style-name="gr8" draw:text-style-name="P2" draw:layer="layout" svg:width="2.1cm" svg:height="1.2cm" svg:x="11.6cm" svg:y="8.7cm">
          <draw:text-box>
            <text:p><text:span text:style-name="T1">„</text:span><text:span text:style-name="T1">Back“</text:span></text:p>
          </draw:text-box>
        </draw:frame>
        <draw:frame draw:style-name="gr9" draw:text-style-name="P2" draw:layer="layout" svg:width="2.3cm" svg:height="1.25cm" svg:x="11.4cm" svg:y="10.25cm">
          <draw:text-box>
            <text:p><text:span text:style-name="T1">„</text:span><text:span text:style-name="T1">Debug“</text:span></text:p>
          </draw:text-box>
        </draw:frame>
        <draw:frame draw:style-name="gr10" draw:text-style-name="P2" draw:layer="layout" svg:width="2.3cm" svg:height="0.806cm" svg:x="11.4cm" svg:y="11.394cm">
          <draw:text-box>
            <text:p><text:span text:style-name="T1">„</text:span><text:span text:style-name="T1">Back“</text:span></text:p>
          </draw:text-box>
        </draw:frame>
        <draw:line draw:style-name="gr2" draw:text-style-name="P1" draw:layer="layout" svg:x1="14.5cm" svg:y1="12.2cm" svg:x2="10.4cm" svg:y2="12.2cm">
          <text:p/>
        </draw:line>
        <draw:line draw:style-name="gr2" draw:text-style-name="P1" draw:layer="layout" svg:x1="10.4cm" svg:y1="11cm" svg:x2="14.5cm" svg:y2="11cm">
          <text:p/>
        </draw:line>
        <draw:line draw:style-name="gr2" draw:text-style-name="P1" draw:layer="layout" svg:x1="14.5cm" svg:y1="9.4cm" svg:x2="10.4cm" svg:y2="9.4cm">
          <text:p/>
        </draw:line>
        <draw:line draw:style-name="gr2" draw:text-style-name="P1" draw:layer="layout" svg:x1="10.4cm" svg:y1="8cm" svg:x2="14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4T12:54:34</meta:creation-date>
    <meta:generator>LibreOffice/3.4$Unix LibreOffice_project/340m1$Build-203</meta:generator>
    <dc:date>2011-09-05T09:03:30</dc:date>
    <meta:editing-duration>PT36M14S</meta:editing-duration>
    <meta:editing-cycles>11</meta:editing-cycles>
    <meta:document-statistic meta:object-count="23"/>
  </office:meta>
</office:document-meta>
</file>